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543bb" officeooo:paragraph-rsid="001543bb"/>
    </style:style>
    <style:style style:name="P2" style:family="paragraph" style:parent-style-name="Preformatted_20_Text">
      <style:text-properties style:font-name="Courier New" officeooo:rsid="0013a332" officeooo:paragraph-rsid="0013a332"/>
    </style:style>
    <style:style style:name="P3" style:family="paragraph" style:parent-style-name="Preformatted_20_Text">
      <style:text-properties officeooo:paragraph-rsid="0013a332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1b39a9"/>
    </style:style>
    <style:style style:name="T2" style:family="text">
      <style:text-properties officeooo:rsid="00184c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Title"><text:span text:style-name="T1">Schéma du</text:span> réseau <text:span text:style-name="T1">Minetest</text:span></text:p>
      <text:p text:style-name="P2"/>
      <text:p text:style-name="P3"><text:s text:c="166"/></text:p>
      <text:p text:style-name="Preformatted_20_Text"><text:s text:c="20"/>+--------------------------------------------------+ <text:s text:c="8"/>+---------------------------------------------+ <text:s text:c="38"/></text:p>
      <text:p text:style-name="Preformatted_20_Text"><text:s text:c="20"/>| <text:s text:c="49"/>| <text:s text:c="8"/>| <text:s/>Ordinateur sous Ubuntu 17.10 <text:s text:c="14"/>| <text:s text:c="38"/></text:p>
      <text:p text:style-name="Preformatted_20_Text"><text:s text:c="20"/>| Ordinateur sous Ubuntu 14.04 <text:s text:c="20"/>| <text:s text:c="8"/>| <text:s/>hostname : station06 <text:s text:c="22"/>| <text:s text:c="38"/></text:p>
      <text:p text:style-name="Preformatted_20_Text"><text:s text:c="20"/>| hostname : station01 <text:s text:c="28"/>| <text:s text:c="8"/>| <text:s/>login :util06 <text:s text:c="29"/>| <text:s text:c="38"/></text:p>
      <text:p text:style-name="Preformatted_20_Text"><text:s text:c="20"/>| login : util01 <text:s text:c="34"/>| <text:s text:c="8"/>| <text:s/>@ip : 192.168.1.18 <text:s text:c="24"/>| <text:s text:c="38"/></text:p>
      <text:p text:style-name="Preformatted_20_Text"><text:s text:c="20"/>| @ip : 192.168.1.18 <text:s text:c="30"/>| <text:s text:c="8"/>| <text:s text:c="44"/>| <text:s text:c="38"/></text:p>
      <text:p text:style-name="Preformatted_20_Text"><text:s text:c="20"/>| <text:s text:c="49"/>| <text:s text:c="8"/>| <text:s text:c="10"/>+------------+ <text:s text:c="19"/>| <text:s text:c="38"/></text:p>
      <text:p text:style-name="Preformatted_20_Text"><text:s text:c="20"/>| <text:s text:c="8"/>+---------------------+ <text:s text:c="17"/>| <text:s text:c="8"/>| <text:s text:c="10"/>| <text:s/>OpenSCAD <text:s/>| <text:s text:c="19"/>| <text:s text:c="38"/></text:p>
      <text:p text:style-name="Preformatted_20_Text"><text:s text:c="20"/>| <text:s text:c="8"/>| <text:s text:c="2"/>Client Minetest <text:s text:c="2"/>| -----+ <text:s text:c="10"/>| <text:s text:c="8"/>| <text:s text:c="10"/>+------------+ <text:s text:c="19"/>| <text:s text:c="38"/></text:p>
      <text:p text:style-name="Preformatted_20_Text"><text:s text:c="20"/>| <text:s text:c="8"/>+---------------------+ <text:s text:c="5"/>| <text:s text:c="10"/>| <text:s text:c="8"/>| <text:s text:c="44"/>| <text:s text:c="38"/></text:p>
      <text:p text:style-name="Preformatted_20_Text"><text:s text:c="20"/>| <text:s text:c="37"/>| <text:s text:c="10"/>| <text:s text:c="8"/>| <text:s text:c="3"/>+------------------+ <text:s text:c="20"/>| <text:s text:c="38"/></text:p>
      <text:p text:style-name="Preformatted_20_Text"><text:s text:c="20"/>| <text:s text:c="35"/>| | <text:s text:c="10"/>| <text:s text:c="8"/>| <text:s text:c="3"/>| Client Minetest <text:s/>| <text:s text:c="20"/>| <text:s text:c="38"/></text:p>
      <text:p text:style-name="Preformatted_20_Text"><text:s text:c="20"/>+------------------------------------|-|-----------+ <text:s text:c="8"/>| <text:s text:c="3"/>+-----------|------+ <text:s text:c="20"/>| <text:s text:c="38"/></text:p>
      <text:p text:style-name="Preformatted_20_Text"><text:s text:c="53"/>ssh | | <text:s text:c="20"/>| <text:s text:c="15"/>| <text:s text:c="11"/>| <text:s text:c="14"/>| <text:s text:c="38"/></text:p>
      <text:p text:style-name="Preformatted_20_Text"><text:s text:c="57"/>| | <text:s text:c="20"/>+----------------|------------|---------------+ <text:s text:c="38"/></text:p>
      <text:p text:style-name="Preformatted_20_Text"><text:s text:c="19"/>+-------------------------------------|-|----------+ <text:s text:c="26"/>| <text:s text:c="11"/>| <text:s text:c="54"/></text:p>
      <text:p text:style-name="Preformatted_20_Text"><text:s text:c="19"/>| <text:s text:c="36"/>| | <text:s text:c="9"/>| <text:s text:c="26"/>| <text:s text:c="11"/>| <text:s text:c="54"/></text:p>
      <text:p text:style-name="Preformatted_20_Text"><text:s text:c="19"/>| Raspberry Pi 3 sous Raspbian Stretch <text:s/>| <text:s text:c="9"/>| <text:s text:c="26"/>| <text:s text:c="11"/>| <text:s text:c="54"/></text:p>
      <text:p text:style-name="Preformatted_20_Text"><text:s text:c="19"/>| hostname : minetestserver <text:s text:c="12"/>| <text:s text:c="9"/>| <text:s text:c="26"/>| <text:s text:c="11"/>| <text:s text:c="54"/></text:p>
      <text:p text:style-name="Preformatted_20_Text"><text:s text:c="19"/>| login : pi <text:s text:c="27"/>| <text:s text:c="9"/>| <text:s text:c="26"/>| <text:s text:c="11"/>| <text:s text:c="54"/></text:p>
      <text:p text:style-name="Preformatted_20_Text"><text:s text:c="19"/>| @ip : 192.168.1.13 <text:s text:c="19"/>| <text:s text:c="9"/>| <text:s text:c="26"/>| <text:s text:c="11"/>| <text:s text:c="54"/></text:p>
      <text:p text:style-name="Preformatted_20_Text"><text:s text:c="19"/>| <text:s text:c="38"/>| <text:s text:c="9"/>| <text:s text:c="26"/>| <text:s text:c="11"/>| <text:s text:c="54"/></text:p>
      <text:p text:style-name="Preformatted_20_Text"><text:s text:c="19"/>| +-------------------------------------|--+ <text:s text:c="6"/>| <text:s text:c="26"/>| <text:s text:c="11"/>| <text:s text:c="54"/></text:p>
      <text:p text:style-name="Preformatted_20_Text"><text:s text:c="19"/>| | Conteneur LXC sous Debian Strech <text:s text:c="6"/>|-----------------------------------+ <text:s text:c="11"/>| <text:s text:c="54"/></text:p>
      <text:p text:style-name="Preformatted_20_Text"><text:s text:c="19"/>| | hostname : vm01 <text:s text:c="23"/>|ssh <text:s text:c="3"/>| <text:s text:c="39"/>| <text:s text:c="54"/></text:p>
      <text:p text:style-name="Preformatted_20_Text"><text:s text:c="19"/>| | login : util01 <text:s text:c="22"/>----- <text:s text:c="4"/>| <text:s text:c="39"/>| <text:s text:c="54"/></text:p>
      <text:p text:style-name="Preformatted_20_Text"><text:s text:c="19"/>| | @ip : 10.0.3.11 <text:s text:c="23"/>| <text:s text:c="6"/>| <text:s text:c="39"/>| <text:s text:c="54"/></text:p>
      <text:p text:style-name="Preformatted_20_Text"><text:s text:c="19"/>| | <text:s text:c="39"/>| <text:s text:c="6"/>| <text:s text:c="19"/><text:span text:style-name="T2">ssh</text:span> <text:s text:c="16"/>| <text:s text:c="54"/></text:p>
      <text:p text:style-name="Preformatted_20_Text"><text:s text:c="19"/>| | <text:s text:c="8"/>SERVEUR MINETEST <text:s text:c="14"/>| <text:s text:c="3"/>--------------------------------------------+ <text:s text:c="54"/></text:p>
      <text:p text:style-name="Preformatted_20_Text"><text:s text:c="19"/>| +----------------------------------------+ <text:s text:c="6"/>| <text:s text:c="95"/></text:p>
      <text:p text:style-name="Preformatted_20_Text"><text:s text:c="19"/>| <text:s text:c="49"/>| <text:s text:c="95"/></text:p>
      <text:p text:style-name="P4"><text:s text:c="19"/>+--------------------------------------------------+ <text:s text:c="5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43bb" officeooo:paragraph-rsid="001543bb"/>
    </style:style>
    <style:style style:name="MT1" style:family="text">
      <style:text-properties officeooo:rsid="001b39a9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chéma</text:span> <text:span text:style-name="MT1">du </text:span>réseau <text:span text:style-name="MT1">Minetest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0:55:05.087902173</meta:creation-date>
    <dc:date>2018-06-03T00:58:04.015002183</dc:date>
    <meta:editing-duration>PT1M4S</meta:editing-duration>
    <meta:editing-cycles>10</meta:editing-cycles>
    <meta:generator>LibreOffice/4.2.8.2$Linux_x86 LibreOffice_project/420m0$Build-2</meta:generator>
    <meta:document-statistic meta:table-count="0" meta:image-count="0" meta:object-count="0" meta:page-count="1" meta:paragraph-count="35" meta:word-count="242" meta:character-count="5520" meta:non-whitespace-character-count="1113"/>
  </office:meta>
</office:document-meta>
</file>